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25-06-12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692" calcext:value-type="float">
            <text:p>78.2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24-07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92752" calcext:value-type="float">
            <text:p>80.6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6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4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308" calcext:value-type="float">
            <text:p>55.1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4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3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2-07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9508" calcext:value-type="float">
            <text:p>59.6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2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9784" calcext:value-type="float">
            <text:p>51.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1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2000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5824" calcext:value-type="float">
            <text:p>53.45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9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3764" calcext:value-type="float">
            <text:p>64.9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9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5264" calcext:value-type="float">
            <text:p>52.7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8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8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8424" calcext:value-type="float">
            <text:p>51.3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7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16616" calcext:value-type="float">
            <text:p>61.3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7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8616" calcext:value-type="float">
            <text:p>54.4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36224" calcext:value-type="float">
            <text:p>49.0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6-10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69272" calcext:value-type="float">
            <text:p>60.4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6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37064" calcext:value-type="float">
            <text:p>48.1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5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7304" calcext:value-type="float">
            <text:p>61.4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5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4-08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84624" calcext:value-type="float">
            <text:p>55.2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4272" calcext:value-type="float">
            <text:p>54.7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08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7496" calcext:value-type="float">
            <text:p>49.3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3936" calcext:value-type="float">
            <text:p>51.3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47064" calcext:value-type="float">
            <text:p>51.9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05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3-02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2-10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5688" calcext:value-type="float">
            <text:p>63.03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2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74472" calcext:value-type="float">
            <text:p>63.97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2-06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6228" calcext:value-type="float">
            <text:p>63.9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2-04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2-01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38264" calcext:value-type="float">
            <text:p>57.7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09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4696" calcext:value-type="float">
            <text:p>57.3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1-0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12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6668" calcext:value-type="float">
            <text:p>61.06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10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0272" calcext:value-type="float">
            <text:p>57.0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7416" calcext:value-type="float">
            <text:p>56.2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90-0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9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9288" calcext:value-type="float">
            <text:p>61.3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9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1624" calcext:value-type="float">
            <text:p>54.14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9-06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9-05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61448" calcext:value-type="float">
            <text:p>48.1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9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33888" calcext:value-type="float">
            <text:p>48.6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8-11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8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4124" calcext:value-type="float">
            <text:p>55.6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8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8-05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8324" calcext:value-type="float">
            <text:p>48.7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7-10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212" calcext:value-type="float">
            <text:p>55.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7-03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408" calcext:value-type="float">
            <text:p>44.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6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8576" calcext:value-type="float">
            <text:p>46.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5-10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5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5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53656" calcext:value-type="float">
            <text:p>45.2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4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3564" calcext:value-type="float">
            <text:p>48.9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4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1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07752" calcext:value-type="float">
            <text:p>48.3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10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67944" calcext:value-type="float">
            <text:p>51.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08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8824" calcext:value-type="float">
            <text:p>54.59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3-02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896" calcext:value-type="float">
            <text:p>56.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07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296" calcext:value-type="float">
            <text:p>54.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144" calcext:value-type="float">
            <text:p>53.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2-02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85336" calcext:value-type="float">
            <text:p>54.88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1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0-12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80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4" calcext:value-type="float">
            <text:p>58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09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76" calcext:value-type="float">
            <text:p>53.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05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8" calcext:value-type="float">
            <text:p>56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8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7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7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7-06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7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7-01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456" calcext:value-type="float">
            <text:p>51.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6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6-07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6-06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6-03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12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10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6648" calcext:value-type="float">
            <text:p>59.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09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07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352" calcext:value-type="float">
            <text:p>54.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03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2208" calcext:value-type="float">
            <text:p>47.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4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4-08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4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7888" calcext:value-type="float">
            <text:p>44.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4-0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3-11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31278</text:p>
          </table:table-cell>
          <table:table-cell office:value-type="string" calcext:value-type="string">
            <text:p>GWDB_ERO646</text:p>
          </table:table-cell>
          <table:table-cell office:value-type="string" calcext:value-type="string">
            <text:p>1973-09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32" meta:object-count="0"/>
    <meta:user-defined meta:name="AppVersion">3.0</meta:user-defined>
  </office:meta>
</office:document-meta>
</file>